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0A0000000AE4A314DBDDE79880.gif" manifest:media-type="image/gif"/>
  <manifest:file-entry manifest:full-path="Pictures/100003DA000001DF000001C97B3947888E49266F.svg" manifest:media-type="image/svg+xml"/>
  <manifest:file-entry manifest:full-path="Pictures/10000000000005140000036341D098C1AC36796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3cm" fo:min-width="6.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73cm" fo:min-width="6.29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1" style:family="paragraph">
      <style:text-properties fo:font-size="80pt"/>
    </style:style>
    <style:style style:name="P2" style:family="paragraph">
      <loext:graphic-properties draw:fill-color="#ffffff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paragraph-properties fo:text-align="center"/>
      <style:text-properties fo:font-size="32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cc00"/>
      <style:paragraph-properties fo:text-align="center"/>
      <style:text-properties fo:font-size="32pt" style:font-size-asian="32pt" style:font-size-complex="32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80pt" style:font-size-asian="80pt" style:font-size-complex="80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DA000001DF000001C97B3947888E49266F.svg" xlink:type="simple" xlink:show="embed" xlink:actuate="onLoad">
        <style:list-level-properties text:space-before="0.3cm" text:min-label-width="0.9cm" style:vertical-pos="middle" style:vertical-rel="line" fo:width="0.479cm" fo:height="0.457cm"/>
      </text:list-level-style-image>
      <text:list-level-style-image text:level="2" xlink:href="Pictures/100003DA000001DF000001C97B3947888E49266F.svg" xlink:type="simple" xlink:show="embed" xlink:actuate="onLoad">
        <style:list-level-properties text:space-before="1.5cm" text:min-label-width="0.9cm" style:vertical-pos="middle" style:vertical-rel="line" fo:width="0.479cm" fo:height="0.457cm"/>
      </text:list-level-style-image>
      <text:list-level-style-image text:level="3" xlink:href="Pictures/100003DA000001DF000001C97B3947888E49266F.svg" xlink:type="simple" xlink:show="embed" xlink:actuate="onLoad">
        <style:list-level-properties text:space-before="2.8cm" text:min-label-width="0.8cm" style:vertical-pos="middle" style:vertical-rel="line" fo:width="0.479cm" fo:height="0.457cm"/>
      </text:list-level-style-image>
      <text:list-level-style-image text:level="4" xlink:href="Pictures/100003DA000001DF000001C97B3947888E49266F.svg" xlink:type="simple" xlink:show="embed" xlink:actuate="onLoad">
        <style:list-level-properties text:space-before="4.2cm" text:min-label-width="0.6cm" style:vertical-pos="middle" style:vertical-rel="line" fo:width="0.479cm" fo:height="0.457cm"/>
      </text:list-level-style-image>
      <text:list-level-style-image text:level="5" xlink:href="Pictures/100003DA000001DF000001C97B3947888E49266F.svg" xlink:type="simple" xlink:show="embed" xlink:actuate="onLoad">
        <style:list-level-properties text:space-before="5.4cm" text:min-label-width="0.6cm" style:vertical-pos="middle" style:vertical-rel="line" fo:width="0.479cm" fo:height="0.457cm"/>
      </text:list-level-style-image>
      <text:list-level-style-image text:level="6" xlink:href="Pictures/100003DA000001DF000001C97B3947888E49266F.svg" xlink:type="simple" xlink:show="embed" xlink:actuate="onLoad">
        <style:list-level-properties text:space-before="6.6cm" text:min-label-width="0.6cm" style:vertical-pos="middle" style:vertical-rel="line" fo:width="0.479cm" fo:height="0.457cm"/>
      </text:list-level-style-image>
      <text:list-level-style-image text:level="7" xlink:href="Pictures/100003DA000001DF000001C97B3947888E49266F.svg" xlink:type="simple" xlink:show="embed" xlink:actuate="onLoad">
        <style:list-level-properties text:space-before="7.8cm" text:min-label-width="0.6cm" style:vertical-pos="middle" style:vertical-rel="line" fo:width="0.479cm" fo:height="0.457cm"/>
      </text:list-level-style-image>
      <text:list-level-style-image text:level="8" xlink:href="Pictures/100003DA000001DF000001C97B3947888E49266F.svg" xlink:type="simple" xlink:show="embed" xlink:actuate="onLoad">
        <style:list-level-properties text:space-before="9cm" text:min-label-width="0.6cm" style:vertical-pos="middle" style:vertical-rel="line" fo:width="0.479cm" fo:height="0.457cm"/>
      </text:list-level-style-image>
      <text:list-level-style-image text:level="9" xlink:href="Pictures/100003DA000001DF000001C97B3947888E49266F.svg" xlink:type="simple" xlink:show="embed" xlink:actuate="onLoad">
        <style:list-level-properties text:space-before="10.2cm" text:min-label-width="0.6cm" style:vertical-pos="middle" style:vertical-rel="line" fo:width="0.479cm" fo:height="0.457cm"/>
      </text:list-level-style-image>
      <text:list-level-style-image text:level="10" xlink:href="Pictures/100003DA000001DF000001C97B3947888E49266F.svg" xlink:type="simple" xlink:show="embed" xlink:actuate="onLoad">
        <style:list-level-properties text:space-before="11.4cm" text:min-label-width="0.6cm" style:vertical-pos="middle" style:vertical-rel="line" fo:width="0.479cm" fo:height="0.457cm"/>
      </text:list-level-style-image>
    </text:list-style>
    <text:list-style style:name="L3">
      <text:list-level-style-image text:level="1" xlink:href="Pictures/100002000000000A0000000AE4A314DBDDE79880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4A314DBDDE79880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E4A314DBDDE79880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E4A314DBDDE79880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4A314DBDDE79880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4A314DBDDE79880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4A314DBDDE79880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4A314DBDDE79880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4A314DBDDE79880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E4A314DBDDE79880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A few things about</text:span></text:p>
            <text:p text:style-name="P1"><text:span text:style-name="T1"/></text:p>
            <text:p text:style-name="P1"><text:span text:style-name="T1">CRYP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2">What is it actually good for?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2" draw:text-style-name="P6" xml:id="id2" draw:id="id2" draw:layer="layout" svg:width="7.112cm" svg:height="3.302cm" svg:x="1.4cm" svg:y="13.716cm">
          <text:p text:style-name="P5"><text:span text:style-name="T3">Payment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1" draw:id="id1" draw:layer="layout" svg:width="7.112cm" svg:height="3.302cm" svg:x="10.414cm" svg:y="4.914cm">
          <text:p text:style-name="P5"><text:span text:style-name="T3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3" draw:id="id3" draw:layer="layout" svg:width="7.112cm" svg:height="3.302cm" svg:x="19.487cm" svg:y="13.716cm">
          <text:p text:style-name="P5"><text:span text:style-name="T3">Invest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7" draw:layer="layout" draw:type="line" svg:x1="13.97cm" svg:y1="8.216cm" svg:x2="4.956cm" svg:y2="13.716cm" draw:start-shape="id1" draw:start-glue-point="2" draw:end-shape="id2" draw:end-glue-point="0" svg:d="M13970 8216l-9014 5500" svg:viewBox="0 0 9015 5501">
          <text:p/>
        </draw:connector>
        <draw:connector draw:style-name="gr3" draw:text-style-name="P7" draw:layer="layout" draw:type="line" svg:x1="13.97cm" svg:y1="8.216cm" svg:x2="23.043cm" svg:y2="13.716cm" draw:start-shape="id1" draw:start-glue-point="2" draw:end-shape="id3" draw:end-glue-point="0" svg:d="M13970 8216l9073 5500" svg:viewBox="0 0 9074 5501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2">Investment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4" draw:text-style-name="P8" xml:id="id5" draw:id="id5" draw:layer="layout" svg:width="7.112cm" svg:height="3.302cm" svg:x="1.4cm" svg:y="13.716cm">
          <text:p text:style-name="P5"><text:span text:style-name="T3">Mi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4" draw:id="id4" draw:layer="layout" svg:width="7.112cm" svg:height="3.302cm" svg:x="10.414cm" svg:y="4.914cm">
          <text:p text:style-name="P5"><text:span text:style-name="T3">Business</text:span></text:p>
          <text:p text:style-name="P5"><text:span text:style-name="T3">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6" draw:id="id6" draw:layer="layout" svg:width="7.112cm" svg:height="3.302cm" svg:x="19.487cm" svg:y="13.716cm">
          <text:p text:style-name="P5"><text:span text:style-name="T3">Tra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7" draw:layer="layout" draw:type="line" svg:x1="13.97cm" svg:y1="8.216cm" svg:x2="4.956cm" svg:y2="13.716cm" draw:start-shape="id4" draw:start-glue-point="2" draw:end-shape="id5" draw:end-glue-point="0" svg:d="M13970 8216l-9014 5500" svg:viewBox="0 0 9015 5501">
          <text:p/>
        </draw:connector>
        <draw:connector draw:style-name="gr3" draw:text-style-name="P7" draw:layer="layout" draw:type="line" svg:x1="13.97cm" svg:y1="8.216cm" svg:x2="23.043cm" svg:y2="13.716cm" draw:start-shape="id4" draw:start-glue-point="2" draw:end-shape="id6" draw:end-glue-point="0" svg:d="M13970 8216l9073 5500" svg:viewBox="0 0 9074 550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2">Trading: what’s good?</text:span></text:p>
          </draw:text-box>
        </draw:frame>
        <draw:frame presentation:style-name="pr5" draw:text-style-name="P9" draw:layer="layout" svg:width="25.199cm" svg:height="10.743cm" svg:x="1.4cm" svg:y="6.35cm" presentation:class="outline" presentation:user-transformed="true">
          <draw:text-box>
            <text:list text:style-name="L2">
              <text:list-item>
                <text:p><text:span text:style-name="T4">Can be traded without leverage</text:span></text:p>
              </text:list-item>
              <text:list-item>
                <text:p><text:span text:style-name="T4">Frequent fluctuations</text:span></text:p>
              </text:list-item>
              <text:list-item>
                <text:p><text:span text:style-name="T4">Examples of extreme growth</text:span></text:p>
              </text:list-item>
              <text:list-item>
                <text:p><text:span text:style-name="T4">New currenc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2">Trading: what’s not so good?</text:span></text:p>
          </draw:text-box>
        </draw:frame>
        <draw:frame presentation:style-name="pr6" draw:text-style-name="P9" draw:layer="layout" svg:width="25.199cm" svg:height="10.743cm" svg:x="1.4cm" svg:y="6.35cm" presentation:class="outline" presentation:user-transformed="true">
          <draw:text-box>
            <text:list text:style-name="L3">
              <text:list-item>
                <text:p><text:span text:style-name="T4">Not regulated</text:span></text:p>
              </text:list-item>
              <text:list-item>
                <text:p><text:span text:style-name="T4">Reliability of coins and tokens</text:span></text:p>
              </text:list-item>
              <text:list-item>
                <text:p><text:span text:style-name="T4">Reliability of exchan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2">Trading: where to start?</text:span></text:p>
          </draw:text-box>
        </draw:frame>
        <draw:frame presentation:style-name="pr7" draw:text-style-name="P9" draw:layer="layout" svg:width="25.199cm" svg:height="10.743cm" svg:x="1.4cm" svg:y="6.35cm" presentation:class="outline" presentation:user-transformed="true">
          <draw:text-box>
            <text:list text:style-name="L2">
              <text:list-item>
                <text:p><text:span text:style-name="T4">USD 100</text:span></text:p>
              </text:list-item>
              <text:list-item>
                <text:p><text:span text:style-name="T4">Larger exchanges (BitFinex, HitBTC, Kraken)</text:span></text:p>
              </text:list-item>
              <text:list-item>
                <text:p><text:span text:style-name="T4">Blogs, tutorials, podcasts…</text:span></text:p>
              </text:list-item>
              <text:list-item>
                <text:p><text:span text:style-name="T4">Tame your expect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2">And most importantly...</text:span></text:p>
          </draw:text-box>
        </draw:frame>
        <draw:frame presentation:style-name="pr8" draw:text-style-name="P12" draw:layer="layout" svg:width="25.199cm" svg:height="10.743cm" svg:x="1.4cm" svg:y="6.35cm" presentation:class="outline" presentation:user-transformed="true">
          <draw:text-box>
            <text:p text:style-name="P11"><text:span text:style-name="T5"/></text:p>
            <text:p text:style-name="P11"><text:span text:style-name="T5">HAVE FU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140000036341D098C1AC36796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0:38:08.680700631</meta:creation-date>
    <dc:date>2018-03-28T11:47:54.019319396</dc:date>
    <meta:editing-duration>PT1H6M19S</meta:editing-duration>
    <meta:editing-cycles>18</meta:editing-cycles>
    <meta:generator>LibreOffice/5.1.6.2$Linux_X86_64 LibreOffice_project/10m0$Build-2</meta:generator>
    <meta:document-statistic meta:object-count="58"/>
  </office:meta>
</office:document-meta>
</file>